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b9f0" officeooo:paragraph-rsid="0015b9f0"/>
    </style:style>
    <style:style style:name="P2" style:family="paragraph" style:parent-style-name="Standard">
      <style:text-properties officeooo:rsid="001865eb" officeooo:paragraph-rsid="001865eb"/>
    </style:style>
    <style:style style:name="P3" style:family="paragraph" style:parent-style-name="Standard">
      <style:text-properties officeooo:rsid="00326940" officeooo:paragraph-rsid="00326940"/>
    </style:style>
    <style:style style:name="P4" style:family="paragraph" style:parent-style-name="Standard">
      <style:text-properties officeooo:rsid="0037e136" officeooo:paragraph-rsid="0037e136"/>
    </style:style>
    <style:style style:name="P5" style:family="paragraph" style:parent-style-name="Standard">
      <style:text-properties officeooo:rsid="003ad10c" officeooo:paragraph-rsid="003ad10c"/>
    </style:style>
    <style:style style:name="P6" style:family="paragraph" style:parent-style-name="Standard">
      <style:text-properties officeooo:rsid="0043fe74" officeooo:paragraph-rsid="0043fe74"/>
    </style:style>
    <style:style style:name="P7" style:family="paragraph" style:parent-style-name="Standard" style:list-style-name="L1">
      <style:text-properties officeooo:rsid="0017e3e2" officeooo:paragraph-rsid="0017e3e2"/>
    </style:style>
    <style:style style:name="P8" style:family="paragraph" style:parent-style-name="Standard" style:list-style-name="L5">
      <style:text-properties officeooo:rsid="0017e3e2" officeooo:paragraph-rsid="0017e3e2"/>
    </style:style>
    <style:style style:name="P9" style:family="paragraph" style:parent-style-name="Standard" style:list-style-name="L2">
      <style:text-properties officeooo:rsid="0015b9f0" officeooo:paragraph-rsid="0015b9f0"/>
    </style:style>
    <style:style style:name="P10" style:family="paragraph" style:parent-style-name="Standard" style:list-style-name="L2">
      <style:text-properties officeooo:rsid="0015b9f0" officeooo:paragraph-rsid="004213f6"/>
    </style:style>
    <style:style style:name="P11" style:family="paragraph" style:parent-style-name="Standard" style:list-style-name="L3">
      <style:text-properties officeooo:rsid="0015b9f0" officeooo:paragraph-rsid="0015b9f0"/>
    </style:style>
    <style:style style:name="P12" style:family="paragraph" style:parent-style-name="Standard" style:list-style-name="L6">
      <style:text-properties officeooo:rsid="0015b9f0" officeooo:paragraph-rsid="0015b9f0"/>
    </style:style>
    <style:style style:name="P13" style:family="paragraph" style:parent-style-name="Standard" style:list-style-name="L8">
      <style:text-properties officeooo:rsid="0015b9f0" officeooo:paragraph-rsid="0015b9f0"/>
    </style:style>
    <style:style style:name="P14" style:family="paragraph" style:parent-style-name="Standard" style:list-style-name="L9">
      <style:text-properties officeooo:rsid="0015b9f0" officeooo:paragraph-rsid="0015b9f0"/>
    </style:style>
    <style:style style:name="P15" style:family="paragraph" style:parent-style-name="Standard" style:list-style-name="L10">
      <style:text-properties officeooo:rsid="0015b9f0" officeooo:paragraph-rsid="0015b9f0"/>
    </style:style>
    <style:style style:name="P16" style:family="paragraph" style:parent-style-name="Standard" style:list-style-name="L2">
      <style:text-properties officeooo:rsid="0036a172" officeooo:paragraph-rsid="0036a172"/>
    </style:style>
    <style:style style:name="P17" style:family="paragraph" style:parent-style-name="Standard" style:list-style-name="L2">
      <style:text-properties officeooo:rsid="0037e136" officeooo:paragraph-rsid="0037e136"/>
    </style:style>
    <style:style style:name="P18" style:family="paragraph" style:parent-style-name="Standard" style:list-style-name="L2">
      <style:text-properties officeooo:rsid="00348c22" officeooo:paragraph-rsid="004213f6"/>
    </style:style>
    <style:style style:name="P19" style:family="paragraph" style:parent-style-name="Standard" style:list-style-name="L2">
      <style:text-properties officeooo:rsid="003564c0" officeooo:paragraph-rsid="003564c0"/>
    </style:style>
    <style:style style:name="P20" style:family="paragraph" style:parent-style-name="Standard" style:list-style-name="L3">
      <style:text-properties officeooo:rsid="00173fed" officeooo:paragraph-rsid="00173fed"/>
    </style:style>
    <style:style style:name="P21" style:family="paragraph" style:parent-style-name="Standard" style:list-style-name="L4">
      <style:text-properties officeooo:rsid="00326940" officeooo:paragraph-rsid="00326940"/>
    </style:style>
    <style:style style:name="P22" style:family="paragraph" style:parent-style-name="Standard" style:list-style-name="L7">
      <style:text-properties officeooo:rsid="001865eb" officeooo:paragraph-rsid="001865eb"/>
    </style:style>
    <style:style style:name="P23" style:family="paragraph" style:parent-style-name="Standard" style:list-style-name="L9">
      <style:text-properties officeooo:paragraph-rsid="0015b9f0"/>
    </style:style>
    <style:style style:name="P24" style:family="paragraph" style:parent-style-name="Standard" style:list-style-name="L10">
      <style:text-properties officeooo:rsid="0032d0b7" officeooo:paragraph-rsid="0032d0b7"/>
    </style:style>
    <style:style style:name="P25" style:family="paragraph" style:parent-style-name="Standard" style:list-style-name="L11">
      <style:text-properties officeooo:rsid="003ad10c" officeooo:paragraph-rsid="003ad10c"/>
    </style:style>
    <style:style style:name="P26" style:family="paragraph" style:parent-style-name="Standard" style:list-style-name="L11">
      <style:text-properties officeooo:rsid="003deb88" officeooo:paragraph-rsid="003deb88"/>
    </style:style>
    <style:style style:name="T1" style:family="text">
      <style:text-properties officeooo:rsid="002666bd"/>
    </style:style>
    <style:style style:name="T2" style:family="text">
      <style:text-properties officeooo:rsid="00339b83"/>
    </style:style>
    <style:style style:name="T3" style:family="text">
      <style:text-properties officeooo:rsid="0036a172"/>
    </style:style>
    <style:style style:name="T4" style:family="text">
      <style:text-properties officeooo:rsid="0037e136"/>
    </style:style>
    <style:style style:name="T5" style:family="text">
      <style:text-properties officeooo:rsid="0039c436"/>
    </style:style>
    <style:style style:name="T6" style:family="text">
      <style:text-properties officeooo:rsid="003c5032"/>
    </style:style>
    <style:style style:name="T7" style:family="text">
      <style:text-properties officeooo:rsid="004213f6"/>
    </style:style>
    <style:style style:name="T8" style:family="text">
      <style:text-properties officeooo:rsid="0046bb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chain Platform:-</text:p>
      <text:list xml:id="list167544471" text:style-name="L1">
        <text:list-item>
          <text:p text:style-name="P7">Hyperledger fabric</text:p>
        </text:list-item>
        <text:list-item>
          <text:p text:style-name="P7">Hyperledger sawtooth </text:p>
        </text:list-item>
        <text:list-item>
          <text:p text:style-name="P7">Hyperledger Indy</text:p>
        </text:list-item>
        <text:list-item>
          <text:p text:style-name="P7">Hyperleder iroha</text:p>
        </text:list-item>
        <text:list-item>
          <text:p text:style-name="P7">Hyperledger Burrow<text:line-break/>======================</text:p>
        </text:list-item>
        <text:list-item>
          <text:p text:style-name="P7">Hyperledger Cello</text:p>
        </text:list-item>
        <text:list-item>
          <text:p text:style-name="P7">Hyperledger Composer</text:p>
        </text:list-item>
        <text:list-item>
          <text:p text:style-name="P7">Hyperledger Explorer</text:p>
        </text:list-item>
        <text:list-item>
          <text:p text:style-name="P7">Hyperledger Quilt</text:p>
        </text:list-item>
        <text:list-item>
          <text:p text:style-name="P7">Hyperledger Caliper<text:line-break/>======================</text:p>
        </text:list-item>
        <text:list-item>
          <text:p text:style-name="P7">Ethereum</text:p>
        </text:list-item>
        <text:list-item>
          <text:p text:style-name="P7">Multichain</text:p>
        </text:list-item>
        <text:list-item>
          <text:p text:style-name="P7">open chain</text:p>
        </text:list-item>
        <text:list-item>
          <text:p text:style-name="P7">Hydra chain</text:p>
        </text:list-item>
        <text:list-item>
          <text:p text:style-name="P7">chain core</text:p>
        </text:list-item>
        <text:list-item>
          <text:p text:style-name="P7">element blockchain platform</text:p>
        </text:list-item>
        <text:list-item>
          <text:p text:style-name="P7">Bigchain DB</text:p>
        </text:list-item>
        <text:list-item>
          <text:p text:style-name="P7">quorum</text:p>
        </text:list-item>
        <text:list-item>
          <text:p text:style-name="P7">stellar</text:p>
        </text:list-item>
        <text:list-item>
          <text:p text:style-name="P7">corda</text:p>
        </text:list-item>
        <text:list-item>
          <text:p text:style-name="P7">credit</text:p>
        </text:list-item>
        <text:list-item>
          <text:p text:style-name="P7">domus tower</text:p>
        </text:list-item>
        <text:list-item>
          <text:p text:style-name="P7">eris db</text:p>
        </text:list-item>
        <text:list-item>
          <text:p text:style-name="P7">symboint assistant</text:p>
        </text:list-item>
        <text:list-item>
          <text:p text:style-name="P7">EOS</text:p>
        </text:list-item>
        <text:list-item>
          <text:p text:style-name="P7">NEO</text:p>
          <text:p text:style-name="P7"/>
        </text:list-item>
      </text:list>
      <text:p text:style-name="P1"/>
      <text:p text:style-name="P1"/>
      <text:p text:style-name="P1">Block info:</text:p>
      <text:list xml:id="list38118725" text:style-name="L2">
        <text:list-item>
          <text:p text:style-name="P9">previous <text:span text:style-name="T3">block </text:span>hash</text:p>
        </text:list-item>
        <text:list-item>
          <text:p text:style-name="P16">next block hash</text:p>
        </text:list-item>
        <text:list-item>
          <text:p text:style-name="P16">current block hash</text:p>
        </text:list-item>
        <text:list-item>
          <text:p text:style-name="P9">transaction root <text:span text:style-name="T3">hash<text:line-break/></text:span></text:p>
        </text:list-item>
        <text:list-item>
          <text:p text:style-name="P9">receipt root <text:span text:style-name="T2">( Destination address)</text:span></text:p>
        </text:list-item>
        <text:list-item>
          <text:p text:style-name="P17">Sender address</text:p>
        </text:list-item>
        <text:list-item>
          <text:p text:style-name="P17">content type</text:p>
        </text:list-item>
        <text:list-item>
          <text:p text:style-name="P17">content length</text:p>
        </text:list-item>
        <text:list-item>
          <text:p text:style-name="P17">version<text:line-break/></text:p>
        </text:list-item>
        <text:list-item>
          <text:p text:style-name="P9">gas limit</text:p>
        </text:list-item>
        <text:list-item>
          <text:p text:style-name="P9">gas used</text:p>
        </text:list-item>
        <text:list-item>
          <text:p text:style-name="P9">max hash <text:span text:style-name="T7">(Height)</text:span></text:p>
        </text:list-item>
        <text:list-item>
          <text:p text:style-name="P9">logs bloom </text:p>
        </text:list-item>
        <text:list-item>
          <text:p text:style-name="P17">blockreward</text:p>
        </text:list-item>
      </text:list>
      <text:p text:style-name="P4"/>
      <text:p text:style-name="P4"/>
      <text:p text:style-name="P4"/>
      <text:list xml:id="list115358119032472" text:continue-numbering="true" text:style-name="L2">
        <text:list-item>
          <text:p text:style-name="P9"><text:soft-page-break/>difficulty</text:p>
        </text:list-item>
        <text:list-item>
          <text:p text:style-name="P17">bit</text:p>
        </text:list-item>
        <text:list-item>
          <text:p text:style-name="P17">size</text:p>
        </text:list-item>
        <text:list-item>
          <text:p text:style-name="P9">extra data</text:p>
        </text:list-item>
        <text:list-item>
          <text:p text:style-name="P10">nounce </text:p>
        </text:list-item>
        <text:list-item>
          <text:p text:style-name="P18">BlockNo</text:p>
        </text:list-item>
        <text:list-item>
          <text:p text:style-name="P9">timestamp <text:span text:style-name="T4">(TTL)</text:span></text:p>
        </text:list-item>
        <text:list-item>
          <text:p text:style-name="P19">Creation date</text:p>
        </text:list-item>
        <text:list-item>
          <text:p text:style-name="P9">ommer stamp</text:p>
        </text:list-item>
      </text:list>
      <text:p text:style-name="P1"/>
      <text:p text:style-name="P1"/>
      <text:p text:style-name="P1"/>
      <text:p text:style-name="P1"/>
      <text:p text:style-name="P1">Hashing Algorithm:</text:p>
      <text:list xml:id="list4152440112" text:style-name="L3">
        <text:list-item>
          <text:p text:style-name="P11">MD5</text:p>
        </text:list-item>
        <text:list-item>
          <text:p text:style-name="P20">SHA-1</text:p>
        </text:list-item>
        <text:list-item>
          <text:p text:style-name="P11">SHA-256</text:p>
        </text:list-item>
        <text:list-item>
          <text:p text:style-name="P11">SHA-512</text:p>
        </text:list-item>
        <text:list-item>
          <text:p text:style-name="P11">Kecak-256</text:p>
        </text:list-item>
      </text:list>
      <text:p text:style-name="P1"/>
      <text:p text:style-name="P3">Signature <text:s/>Algorithm: <text:span text:style-name="T5">( Assymertic Algorithm) (Public Private Key pair)</text:span></text:p>
      <text:list xml:id="list3650667105" text:style-name="L4">
        <text:list-item>
          <text:p text:style-name="P21">RSA ES1 Key</text:p>
        </text:list-item>
        <text:list-item>
          <text:p text:style-name="P21">ECC Algorithm <text:span text:style-name="T8">( ECDSA ) </text:span></text:p>
        </text:list-item>
      </text:list>
      <text:p text:style-name="P1"/>
      <text:p text:style-name="P1">Consesus Algorithms:</text:p>
      <text:list xml:id="list1903024318" text:style-name="L5">
        <text:list-item>
          <text:p text:style-name="P8">Solving Puzzle (proof of work)</text:p>
        </text:list-item>
        <text:list-item>
          <text:p text:style-name="P8">Leadership ( proof of stake)</text:p>
        </text:list-item>
        <text:list-item>
          <text:p text:style-name="P8">Lottery System(Delegate proof of stake)</text:p>
        </text:list-item>
        <text:list-item>
          <text:p text:style-name="P8">Voting System (tendermint proof of stake)</text:p>
        </text:list-item>
        <text:list-item>
          <text:p text:style-name="P8">Kafka</text:p>
        </text:list-item>
        <text:list-item>
          <text:p text:style-name="P8">Proof of process</text:p>
        </text:list-item>
        <text:list-item>
          <text:p text:style-name="P8">proof of elapsed time</text:p>
        </text:list-item>
        <text:list-item>
          <text:p text:style-name="P8">ODS algorithm</text:p>
        </text:list-item>
      </text:list>
      <text:p text:style-name="P1"/>
      <text:p text:style-name="P1"/>
      <text:p text:style-name="P1"/>
      <text:p text:style-name="P1">Consesus Algorithm process:</text:p>
      <text:list xml:id="list1316785098" text:style-name="L6">
        <text:list-item>
          <text:p text:style-name="P12">decrypt the data</text:p>
        </text:list-item>
        <text:list-item>
          <text:p text:style-name="P12">verify the <text:s/>data</text:p>
        </text:list-item>
        <text:list-item>
          <text:p text:style-name="P12">validate the data</text:p>
        </text:list-item>
        <text:list-item>
          <text:p text:style-name="P12">update </text:p>
        </text:list-item>
        <text:list-item>
          <text:p text:style-name="P12">give output</text:p>
        </text:list-item>
      </text:list>
      <text:p text:style-name="P1"/>
      <text:p text:style-name="P1"/>
      <text:p text:style-name="P1"/>
      <text:p text:style-name="P1">Truffle use process:</text:p>
      <text:list xml:id="list1812882320" text:style-name="L7">
        <text:list-item>
          <text:p text:style-name="P22">Compile and build</text:p>
        </text:list-item>
        <text:list-item>
          <text:p text:style-name="P22">Testing</text:p>
        </text:list-item>
        <text:list-item>
          <text:p text:style-name="P22">Deployment</text:p>
        </text:list-item>
        <text:list-item>
          <text:p text:style-name="P22">interaction</text:p>
        </text:list-item>
      </text:list>
      <text:p text:style-name="P2"/>
      <text:p text:style-name="P2"/>
      <text:p text:style-name="P2"><text:soft-page-break/></text:p>
      <text:p text:style-name="P1">Blockchain Development Process:</text:p>
      <text:list xml:id="list2419556183" text:style-name="L8">
        <text:list-item>
          <text:p text:style-name="P13">Data</text:p>
        </text:list-item>
        <text:list-item>
          <text:p text:style-name="P13">Signature</text:p>
        </text:list-item>
        <text:list-item>
          <text:p text:style-name="P13">Hash</text:p>
        </text:list-item>
        <text:list-item>
          <text:p text:style-name="P13">verify data</text:p>
        </text:list-item>
        <text:list-item>
          <text:p text:style-name="P13">Block</text:p>
        </text:list-item>
        <text:list-item>
          <text:p text:style-name="P13">BlockHash</text:p>
        </text:list-item>
        <text:list-item>
          <text:p text:style-name="P13">Decr<text:span text:style-name="T1">ypt the data</text:span></text:p>
        </text:list-item>
        <text:list-item>
          <text:p text:style-name="P13">validate data</text:p>
        </text:list-item>
        <text:list-item>
          <text:p text:style-name="P13">update the data</text:p>
        </text:list-item>
        <text:list-item>
          <text:p text:style-name="P13">outcome</text:p>
        </text:list-item>
      </text:list>
      <text:p text:style-name="P1"/>
      <text:p text:style-name="P1"/>
      <text:p text:style-name="P1"/>
      <text:p text:style-name="P1"/>
      <text:p text:style-name="P1">Blockchain Development ELEMENTS:</text:p>
      <text:list xml:id="list1373347327" text:style-name="L9">
        <text:list-item>
          <text:p text:style-name="P14">Miner (NODE)<text:line-break/></text:p>
        </text:list-item>
      </text:list>
      <text:p text:style-name="P1">Blockchain Keynotes:</text:p>
      <text:list xml:id="list2794397181" text:style-name="L10">
        <text:list-item>
          <text:p text:style-name="P15">CRC Checksum process used for verification data</text:p>
        </text:list-item>
        <text:list-item>
          <text:p text:style-name="P15">Advance <text:s/>Dijasktra Algorithm can be used to solve the <text:s/>latency problem</text:p>
        </text:list-item>
        <text:list-item>
          <text:p text:style-name="P24">Merge short Algorithm can be used fast processing </text:p>
        </text:list-item>
        <text:list-item>
          <text:p text:style-name="P24">Haffman coding algorithm can be used <text:s/>for data storing in less amount</text:p>
          <text:p text:style-name="P24"/>
        </text:list-item>
      </text:list>
      <text:list xml:id="list115357948419700" text:continue-list="list1373347327" text:style-name="L9">
        <text:list-header>
          <text:p text:style-name="P23"/>
        </text:list-header>
      </text:list>
      <text:p text:style-name="P5">To write Smart Contract language:</text:p>
      <text:list xml:id="list3365989960" text:style-name="L11">
        <text:list-item>
          <text:p text:style-name="P25">Solidity <text:span text:style-name="T6">(java Script)</text:span></text:p>
        </text:list-item>
        <text:list-item>
          <text:p text:style-name="P25">Serpent( Python)</text:p>
        </text:list-item>
        <text:list-item>
          <text:p text:style-name="P25">Bamboo</text:p>
        </text:list-item>
        <text:list-item>
          <text:p text:style-name="P25">Viper( Python)</text:p>
        </text:list-item>
        <text:list-item>
          <text:p text:style-name="P25">LLL(low level)</text:p>
        </text:list-item>
        <text:list-item>
          <text:p text:style-name="P25">Mutuan( c)</text:p>
        </text:list-item>
        <text:list-item>
          <text:p text:style-name="P26">Go</text:p>
        </text:list-item>
      </text:list>
      <text:p text:style-name="P1"/>
      <text:p text:style-name="P1"/>
      <text:p text:style-name="P6">File and Tools Used =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08:55:35.475412795</meta:creation-date>
    <dc:date>2020-02-16T11:53:56.415351194</dc:date>
    <meta:editing-duration>PT1H21M11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3" meta:paragraph-count="107" meta:word-count="361" meta:character-count="2020" meta:non-whitespace-character-count="1846"/>
  </office:meta>
</office:document-meta>
</file>